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list-style-name="L1"/>
    <style:style style:name="P2" style:family="paragraph" style:parent-style-name="Text_20_body" style:list-style-name="L1">
      <style:text-properties officeooo:paragraph-rsid="000d1fc7"/>
    </style:style>
    <style:style style:name="P3" style:family="paragraph" style:list-style-name="L2"/>
    <style:style style:name="P4" style:family="paragraph" style:list-style-name="L3"/>
    <style:style style:name="P5" style:family="paragraph" style:list-style-name="L4"/>
    <style:style style:name="P6" style:family="paragraph" style:list-style-name="L5"/>
    <style:style style:name="P7" style:family="paragraph" style:list-style-name="L6"/>
    <style:style style:name="P8" style:family="paragraph" style:list-style-name="L7"/>
    <style:style style:name="P9" style:family="paragraph" style:list-style-name="L8"/>
    <style:style style:name="P10" style:family="paragraph" style:list-style-name="L9"/>
    <style:style style:name="P11" style:family="paragraph" style:list-style-name="L10"/>
    <style:style style:name="P12" style:family="paragraph" style:list-style-name="L11"/>
    <style:style style:name="P13" style:family="paragraph" style:list-style-name="L12"/>
    <style:style style:name="P14" style:family="paragraph" style:list-style-name="L13"/>
    <style:style style:name="P15" style:family="paragraph" style:list-style-name="L14"/>
    <style:style style:name="P16" style:family="paragraph" style:parent-style-name="Text_20_body">
      <style:text-properties fo:font-size="18pt" fo:font-weight="bold" officeooo:rsid="000d1fc7" officeooo:paragraph-rsid="000d1fc7" style:font-size-asian="15.75pt" style:font-weight-asian="bold" style:font-size-complex="18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1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1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1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6">USER MODULE- Functional Requirements</text:p>
      <text:p text:style-name="Text_20_body">Functional requirements for an online cab booking user module outline the specific features and capabilities that should be included in the user interface and experience of a cab booking application. These requirements can help ensure a smooth and efficient booking process for users. Here are some key functional requirements for an online cab booking user module:</text:p>
      <text:list xml:id="list193115685" text:style-name="L1">
        <text:list-item>
          <text:p text:style-name="Text_20_body">User Registration and Profile Management:</text:p>
          <text:list>
            <text:list-item>
              <text:p text:style-name="Text_20_body">User registration with email, phone number, or social media accounts.</text:p>
            </text:list-item>
            <text:list-item>
              <text:p text:style-name="Text_20_body">Profile creation and management, including the ability to update personal information and preferences.</text:p>
            </text:list-item>
          </text:list>
        </text:list-item>
        <text:list-item>
          <text:p text:style-name="Text_20_body">Location Selection:</text:p>
          <text:list>
            <text:list-item>
              <text:p text:style-name="Text_20_body">Option to enter a pickup location manually or use GPS to detect the current location.</text:p>
            </text:list-item>
            <text:list-item>
              <text:p text:style-name="Text_20_body">Ability to save frequently used pickup and drop-off locations.</text:p>
            </text:list-item>
          </text:list>
        </text:list-item>
        <text:list-item>
          <text:p text:style-name="Text_20_body">Cab Booking:</text:p>
          <text:list>
            <text:list-item>
              <text:p text:style-name="Text_20_body">Selection of the type of cab (e.g., economy, premium, SUV).</text:p>
            </text:list-item>
            <text:list-item>
              <text:p text:style-name="Text_20_body">Display of estimated fare, ride duration, and distance.</text:p>
            </text:list-item>
            <text:list-item>
              <text:p text:style-name="Text_20_body">Choice of the number of passengers and additional options (e.g., child seats).</text:p>
            </text:list-item>
            <text:list-item>
              <text:p text:style-name="Text_20_body">Real-time availability of cabs in the vicinity.</text:p>
            </text:list-item>
            <text:list-item>
              <text:p text:style-name="Text_20_body">Confirmation of the booking with pickup and drop-off details.</text:p>
            </text:list-item>
          </text:list>
        </text:list-item>
        <text:list-item>
          <text:p text:style-name="Text_20_body">Ride Tracking:</text:p>
          <text:list>
            <text:list-item>
              <text:p text:style-name="Text_20_body">Real-time tracking of the assigned cab on a map.</text:p>
            </text:list-item>
            <text:list-item>
              <text:p text:style-name="Text_20_body">Estimated time of arrival (ETA) for the cab.</text:p>
            </text:list-item>
            <text:list-item>
              <text:p text:style-name="Text_20_body">Driver details, including name, photo, and contact information.</text:p>
            </text:list-item>
          </text:list>
        </text:list-item>
        <text:list-item>
          <text:p text:style-name="Text_20_body">Fare Calculation and Payment:</text:p>
          <text:list>
            <text:list-item>
              <text:p text:style-name="Text_20_body">Transparent fare calculation based on distance, time, and any additional charges.</text:p>
            </text:list-item>
            <text:list-item>
              <text:p text:style-name="Text_20_body">Multiple payment options, including credit/debit cards, digital wallets, and cash.</text:p>
            </text:list-item>
            <text:list-item>
              <text:p text:style-name="Text_20_body">Option to apply promo codes or discounts.</text:p>
            </text:list-item>
            <text:list-item>
              <text:p text:style-name="Text_20_body">In-app digital receipts for each ride.</text:p>
            </text:list-item>
          </text:list>
        </text:list-item>
        <text:list-item>
          <text:p text:style-name="Text_20_body">Ride History:</text:p>
          <text:list>
            <text:list-item>
              <text:p text:style-name="Text_20_body">View and access a history of previous rides, including trip details, payment receipts, and routes taken.</text:p>
            </text:list-item>
          </text:list>
        </text:list-item>
        <text:list-item>
          <text:p text:style-name="Text_20_body">Communication:</text:p>
          <text:list>
            <text:list-item>
              <text:p text:style-name="Text_20_body">Two-way messaging between the user and the driver for coordination.</text:p>
            </text:list-item>
            <text:list-item>
              <text:p text:style-name="Text_20_body">Notifications and alerts for ride confirmation, driver arrival, and other important updates.</text:p>
            </text:list-item>
          </text:list>
        </text:list-item>
        <text:list-item>
          <text:p text:style-name="Text_20_body"><text:soft-page-break/>Rating and Feedback:</text:p>
          <text:list>
            <text:list-item>
              <text:p text:style-name="Text_20_body">Ability to rate drivers and provide feedback after each ride.</text:p>
            </text:list-item>
            <text:list-item>
              <text:p text:style-name="Text_20_body">Feedback form for reporting any issues or incidents during the ride.</text:p>
            </text:list-item>
          </text:list>
        </text:list-item>
        <text:list-item>
          <text:p text:style-name="P2">Cancelation and Refund:</text:p>
          <text:list>
            <text:list-item>
              <text:p text:style-name="Text_20_body">User-friendly ride cancelation with a clear cancelation policy.</text:p>
            </text:list-item>
            <text:list-item>
              <text:p text:style-name="Text_20_body">Refund processing for canceled rides based on the company's policy.</text:p>
            </text:list-item>
          </text:list>
        </text:list-item>
        <text:list-item>
          <text:p text:style-name="Text_20_body">Help and Support:</text:p>
        </text:list-item>
      </text:list>
      <text:list xml:id="list4131646105" text:style-name="L2">
        <text:list-item>
          <text:p text:style-name="Text_20_body">Access to a help center or FAQ section.</text:p>
        </text:list-item>
        <text:list-item>
          <text:p text:style-name="Text_20_body">In-app customer support chat or contact information for assistance with issues or questions.</text:p>
        </text:list-item>
      </text:list>
      <text:list xml:id="list3766381685" text:style-name="L3">
        <text:list-item>
          <text:p text:style-name="Text_20_body">Security and Privacy:</text:p>
        </text:list-item>
      </text:list>
      <text:list xml:id="list3416285212" text:style-name="L4">
        <text:list-item>
          <text:p text:style-name="Text_20_body">Ensure data security and privacy of user information.</text:p>
        </text:list-item>
        <text:list-item>
          <text:p text:style-name="Text_20_body">Option to enable or disable location services.</text:p>
        </text:list-item>
      </text:list>
      <text:list xml:id="list2631809743" text:style-name="L5">
        <text:list-item>
          <text:p text:style-name="Text_20_body">Accessibility:</text:p>
        </text:list-item>
      </text:list>
      <text:list xml:id="list2831253445" text:style-name="L6">
        <text:list-item>
          <text:p text:style-name="Text_20_body">Ensure the app is accessible to users with disabilities, complying with accessibility standards.</text:p>
        </text:list-item>
      </text:list>
      <text:list xml:id="list1664735678" text:style-name="L7">
        <text:list-item>
          <text:p text:style-name="Text_20_body">Multi-language and Multi-platform Support:</text:p>
        </text:list-item>
      </text:list>
      <text:list xml:id="list2862625689" text:style-name="L8">
        <text:list-item>
          <text:p text:style-name="Text_20_body">Support for multiple languages to cater to a diverse user base.</text:p>
        </text:list-item>
        <text:list-item>
          <text:p text:style-name="Text_20_body">Availability on various platforms, including mobile apps and a web interface.</text:p>
        </text:list-item>
      </text:list>
      <text:list xml:id="list3942880443" text:style-name="L9">
        <text:list-item>
          <text:p text:style-name="Text_20_body">In-App Ratings and Reviews:</text:p>
        </text:list-item>
      </text:list>
      <text:list xml:id="list2503145570" text:style-name="L10">
        <text:list-item>
          <text:p text:style-name="Text_20_body">Allow users to rate and review the cab booking service directly within the app.</text:p>
        </text:list-item>
      </text:list>
      <text:list xml:id="list644894023" text:style-name="L11">
        <text:list-item>
          <text:p text:style-name="Text_20_body">Loyalty and Rewards:</text:p>
        </text:list-item>
      </text:list>
      <text:list xml:id="list1481487531" text:style-name="L12">
        <text:list-item>
          <text:p text:style-name="Text_20_body">Loyalty programs and rewards for frequent users.</text:p>
        </text:list-item>
      </text:list>
      <text:list xml:id="list2661060661" text:style-name="L13">
        <text:list-item>
          <text:p text:style-name="Text_20_body">Emergency Features:</text:p>
        </text:list-item>
      </text:list>
      <text:list xml:id="list2536432720" text:style-name="L14">
        <text:list-item>
          <text:p text:style-name="Text_20_body">Quick access to emergency services or contacts.</text:p>
        </text:list-item>
        <text:list-item>
          <text:p text:style-name="Text_20_body">SOS button for emergency situations during a ride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62cm" fo:margin-right="0.556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8:28:49.088061367</meta:creation-date>
    <dc:date>2023-11-06T18:32:27.706341205</dc:date>
    <meta:editing-duration>PT3M39S</meta:editing-duration>
    <meta:editing-cycles>1</meta:editing-cycles>
    <meta:document-statistic meta:table-count="0" meta:image-count="0" meta:object-count="0" meta:page-count="2" meta:paragraph-count="52" meta:word-count="490" meta:character-count="3046" meta:non-whitespace-character-count="2658"/>
    <meta:generator>LibreOffice/7.3.7.2$Linux_X86_64 LibreOffice_project/30$Build-2</meta:generator>
  </office:meta>
</office:document-meta>
</file>